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7100000071DEBC8D5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174in" style:rel-column-width="13878*"/>
    </style:style>
    <style:style style:name="Table4.B" style:family="table-column">
      <style:table-column-properties style:column-width="5.2757in" style:rel-column-width="5165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7534*"/>
    </style:style>
    <style:style style:name="Table6.B" style:family="table-column">
      <style:table-column-properties style:column-width="5.9236in"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736in" style:rel-column-width="13449*"/>
    </style:style>
    <style:style style:name="Table5.B" style:family="table-column">
      <style:table-column-properties style:column-width="5.3194in"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736in" style:rel-column-width="13449*"/>
    </style:style>
    <style:style style:name="Table11.B" style:family="table-column">
      <style:table-column-properties style:column-width="5.3194in"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2in" style:rel-column-width="17753*"/>
    </style:style>
    <style:style style:name="Table1.B" style:family="table-column">
      <style:table-column-properties style:column-width="4.8799in"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275in" style:rel-column-width="12484*"/>
    </style:style>
    <style:style style:name="Table8.B" style:family="table-column">
      <style:table-column-properties style:column-width="4.2528in" style:rel-column-width="41641*"/>
    </style:style>
    <style:style style:name="Table8.C" style:family="table-column">
      <style:table-column-properties style:column-width="1.1653in"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01in" style:rel-column-width="16353*"/>
    </style:style>
    <style:style style:name="Table23.B" style:family="table-column">
      <style:table-column-properties style:column-width="5.0229in" style:rel-column-width="49182*"/>
    </style:style>
    <style:style style:name="Table2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1.6701in" style:rel-column-width="16353*"/>
    </style:style>
    <style:style style:name="Table48.B" style:family="table-column">
      <style:table-column-properties style:column-width="5.0229in" style:rel-column-width="49182*"/>
    </style:style>
    <style:style style:name="Table4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1.6701in" style:rel-column-width="16353*"/>
    </style:style>
    <style:style style:name="Table47.B" style:family="table-column">
      <style:table-column-properties style:column-width="5.0229in" style:rel-column-width="49182*"/>
    </style:style>
    <style:style style:name="Table4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1.6701in" style:rel-column-width="16353*"/>
    </style:style>
    <style:style style:name="Table46.B" style:family="table-column">
      <style:table-column-properties style:column-width="5.0229in" style:rel-column-width="49182*"/>
    </style:style>
    <style:style style:name="Table4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1.6701in" style:rel-column-width="16353*"/>
    </style:style>
    <style:style style:name="Table45.B" style:family="table-column">
      <style:table-column-properties style:column-width="5.0229in" style:rel-column-width="49182*"/>
    </style:style>
    <style:style style:name="Table4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1.6701in" style:rel-column-width="16353*"/>
    </style:style>
    <style:style style:name="Table39.B" style:family="table-column">
      <style:table-column-properties style:column-width="5.0229in" style:rel-column-width="49182*"/>
    </style:style>
    <style:style style:name="Table3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1.6701in" style:rel-column-width="16353*"/>
    </style:style>
    <style:style style:name="Table40.B" style:family="table-column">
      <style:table-column-properties style:column-width="5.0229in" style:rel-column-width="49182*"/>
    </style:style>
    <style:style style:name="Table4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1.6701in" style:rel-column-width="16353*"/>
    </style:style>
    <style:style style:name="Table41.B" style:family="table-column">
      <style:table-column-properties style:column-width="5.0229in" style:rel-column-width="49182*"/>
    </style:style>
    <style:style style:name="Table4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1.6701in" style:rel-column-width="16353*"/>
    </style:style>
    <style:style style:name="Table42.B" style:family="table-column">
      <style:table-column-properties style:column-width="5.0229in" style:rel-column-width="49182*"/>
    </style:style>
    <style:style style:name="Table4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6.6931in" table:align="margins"/>
    </style:style>
    <style:style style:name="Table43.A" style:family="table-column">
      <style:table-column-properties style:column-width="1.6701in" style:rel-column-width="16353*"/>
    </style:style>
    <style:style style:name="Table43.B" style:family="table-column">
      <style:table-column-properties style:column-width="5.0229in" style:rel-column-width="49182*"/>
    </style:style>
    <style:style style:name="Table4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style:width="6.6931in" table:align="margins"/>
    </style:style>
    <style:style style:name="Table44.A" style:family="table-column">
      <style:table-column-properties style:column-width="1.6701in" style:rel-column-width="16353*"/>
    </style:style>
    <style:style style:name="Table44.B" style:family="table-column">
      <style:table-column-properties style:column-width="5.0229in" style:rel-column-width="49182*"/>
    </style:style>
    <style:style style:name="Table4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1.6701in" style:rel-column-width="16353*"/>
    </style:style>
    <style:style style:name="Table31.B" style:family="table-column">
      <style:table-column-properties style:column-width="5.0229in" style:rel-column-width="49182*"/>
    </style:style>
    <style:style style:name="Table3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1.6701in" style:rel-column-width="16353*"/>
    </style:style>
    <style:style style:name="Table32.B" style:family="table-column">
      <style:table-column-properties style:column-width="5.0229in" style:rel-column-width="49182*"/>
    </style:style>
    <style:style style:name="Table3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1.6701in" style:rel-column-width="16353*"/>
    </style:style>
    <style:style style:name="Table33.B" style:family="table-column">
      <style:table-column-properties style:column-width="5.0229in" style:rel-column-width="49182*"/>
    </style:style>
    <style:style style:name="Table3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1.6701in" style:rel-column-width="16353*"/>
    </style:style>
    <style:style style:name="Table34.B" style:family="table-column">
      <style:table-column-properties style:column-width="5.0229in" style:rel-column-width="49182*"/>
    </style:style>
    <style:style style:name="Table3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1.6701in" style:rel-column-width="16353*"/>
    </style:style>
    <style:style style:name="Table35.B" style:family="table-column">
      <style:table-column-properties style:column-width="5.0229in" style:rel-column-width="49182*"/>
    </style:style>
    <style:style style:name="Table3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1.6701in" style:rel-column-width="16353*"/>
    </style:style>
    <style:style style:name="Table36.B" style:family="table-column">
      <style:table-column-properties style:column-width="5.0229in" style:rel-column-width="49182*"/>
    </style:style>
    <style:style style:name="Table3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1.6701in" style:rel-column-width="16353*"/>
    </style:style>
    <style:style style:name="Table37.B" style:family="table-column">
      <style:table-column-properties style:column-width="5.0229in" style:rel-column-width="49182*"/>
    </style:style>
    <style:style style:name="Table3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1.6701in" style:rel-column-width="16353*"/>
    </style:style>
    <style:style style:name="Table38.B" style:family="table-column">
      <style:table-column-properties style:column-width="5.0229in" style:rel-column-width="49182*"/>
    </style:style>
    <style:style style:name="Table3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1.6701in" style:rel-column-width="16353*"/>
    </style:style>
    <style:style style:name="Table24.B" style:family="table-column">
      <style:table-column-properties style:column-width="5.0229in" style:rel-column-width="49182*"/>
    </style:style>
    <style:style style:name="Table2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1.6701in" style:rel-column-width="16353*"/>
    </style:style>
    <style:style style:name="Table25.B" style:family="table-column">
      <style:table-column-properties style:column-width="5.0229in" style:rel-column-width="49182*"/>
    </style:style>
    <style:style style:name="Table2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1.6701in" style:rel-column-width="16353*"/>
    </style:style>
    <style:style style:name="Table26.B" style:family="table-column">
      <style:table-column-properties style:column-width="5.0229in" style:rel-column-width="49182*"/>
    </style:style>
    <style:style style:name="Table2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1.6701in" style:rel-column-width="16353*"/>
    </style:style>
    <style:style style:name="Table27.B" style:family="table-column">
      <style:table-column-properties style:column-width="5.0229in" style:rel-column-width="49182*"/>
    </style:style>
    <style:style style:name="Table2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1.6701in" style:rel-column-width="16353*"/>
    </style:style>
    <style:style style:name="Table28.B" style:family="table-column">
      <style:table-column-properties style:column-width="5.0229in" style:rel-column-width="49182*"/>
    </style:style>
    <style:style style:name="Table2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1.6701in" style:rel-column-width="16353*"/>
    </style:style>
    <style:style style:name="Table29.B" style:family="table-column">
      <style:table-column-properties style:column-width="5.0229in" style:rel-column-width="49182*"/>
    </style:style>
    <style:style style:name="Table2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1.6701in" style:rel-column-width="16353*"/>
    </style:style>
    <style:style style:name="Table30.B" style:family="table-column">
      <style:table-column-properties style:column-width="5.0229in" style:rel-column-width="49182*"/>
    </style:style>
    <style:style style:name="Table3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01in" style:rel-column-width="16353*"/>
    </style:style>
    <style:style style:name="Table10.B" style:family="table-column">
      <style:table-column-properties style:column-width="5.0229in"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01in" style:rel-column-width="16353*"/>
    </style:style>
    <style:style style:name="Table13.B" style:family="table-column">
      <style:table-column-properties style:column-width="5.0229in" style:rel-column-width="49182*"/>
    </style:style>
    <style:style style:name="Table1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01in" style:rel-column-width="16353*"/>
    </style:style>
    <style:style style:name="Table14.B" style:family="table-column">
      <style:table-column-properties style:column-width="5.0229in" style:rel-column-width="49182*"/>
    </style:style>
    <style:style style:name="Table1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701in" style:rel-column-width="16353*"/>
    </style:style>
    <style:style style:name="Table15.B" style:family="table-column">
      <style:table-column-properties style:column-width="5.0229in" style:rel-column-width="49182*"/>
    </style:style>
    <style:style style:name="Table1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701in" style:rel-column-width="16353*"/>
    </style:style>
    <style:style style:name="Table16.B" style:family="table-column">
      <style:table-column-properties style:column-width="5.0229in" style:rel-column-width="49182*"/>
    </style:style>
    <style:style style:name="Table1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6701in" style:rel-column-width="16353*"/>
    </style:style>
    <style:style style:name="Table17.B" style:family="table-column">
      <style:table-column-properties style:column-width="5.0229in" style:rel-column-width="49182*"/>
    </style:style>
    <style:style style:name="Table1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701in" style:rel-column-width="16353*"/>
    </style:style>
    <style:style style:name="Table18.B" style:family="table-column">
      <style:table-column-properties style:column-width="5.0229in" style:rel-column-width="49182*"/>
    </style:style>
    <style:style style:name="Table1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6701in" style:rel-column-width="16353*"/>
    </style:style>
    <style:style style:name="Table19.B" style:family="table-column">
      <style:table-column-properties style:column-width="5.0229in" style:rel-column-width="49182*"/>
    </style:style>
    <style:style style:name="Table1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6701in" style:rel-column-width="16353*"/>
    </style:style>
    <style:style style:name="Table20.B" style:family="table-column">
      <style:table-column-properties style:column-width="5.0229in" style:rel-column-width="49182*"/>
    </style:style>
    <style:style style:name="Table2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6701in" style:rel-column-width="16353*"/>
    </style:style>
    <style:style style:name="Table21.B" style:family="table-column">
      <style:table-column-properties style:column-width="5.0229in" style:rel-column-width="49182*"/>
    </style:style>
    <style:style style:name="Table2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1.6701in" style:rel-column-width="16353*"/>
    </style:style>
    <style:style style:name="Table22.B" style:family="table-column">
      <style:table-column-properties style:column-width="5.0229in" style:rel-column-width="49182*"/>
    </style:style>
    <style:style style:name="Table2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01in" style:rel-column-width="16353*"/>
    </style:style>
    <style:style style:name="Table12.B" style:family="table-column">
      <style:table-column-properties style:column-width="5.0229in" style:rel-column-width="49182*"/>
    </style:style>
    <style:style style:name="Table1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01in" style:rel-column-width="16353*"/>
    </style:style>
    <style:style style:name="Table7.B" style:family="table-column">
      <style:table-column-properties style:column-width="5.0229in" style:rel-column-width="49182*"/>
    </style:style>
    <style:style style:name="Table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01in" style:rel-column-width="16353*"/>
    </style:style>
    <style:style style:name="Table9.B" style:family="table-column">
      <style:table-column-properties style:column-width="5.0229in"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8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9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10" style:family="paragraph" style:parent-style-name="Standard">
      <style:text-properties style:font-name="Courier New1"/>
    </style:style>
    <style:style style:name="P1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style:font-name="Arial" style:text-underline-style="none"/>
    </style:style>
    <style:style style:name="P17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18" style:family="paragraph" style:parent-style-name="Table_20_Contents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Table_20_Contents">
      <style:text-properties style:font-name="Arial" fo:font-size="11pt" style:font-name-asian="Monaco" style:font-size-asian="11pt" style:font-name-complex="Monaco" style:font-size-complex="11pt"/>
    </style:style>
    <style:style style:name="P20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21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22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23" style:family="paragraph" style:parent-style-name="Table_20_Contents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Arial" fo:font-size="12pt" style:font-size-asian="12pt" style:font-size-complex="12pt"/>
    </style:style>
    <style:style style:name="P25" style:family="paragraph" style:parent-style-name="Table_20_Contents">
      <style:text-properties style:font-name="Arial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6" style:family="paragraph" style:parent-style-name="Table_20_Contents">
      <style:text-properties style:font-name="Arial" fo:font-size="12pt" style:font-name-asian="Monaco" style:font-size-asian="12pt" style:font-name-complex="Monaco" style:font-size-complex="12pt"/>
    </style:style>
    <style:style style:name="P27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28" style:family="paragraph" style:parent-style-name="Table_20_Contents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9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30" style:family="paragraph" style:parent-style-name="Standard">
      <style:paragraph-properties fo:break-before="page"/>
      <style:text-properties style:font-name="Ari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size-asian="10pt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37" style:family="paragraph" style:parent-style-name="Text_20_body">
      <style:text-properties style:font-name="Arial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Standard" style:list-style-name="L1">
      <style:text-properties style:font-name="Arial"/>
    </style:style>
    <style:style style:name="P42" style:family="paragraph" style:parent-style-name="Standard" style:list-style-name="L2">
      <style:text-properties style:font-name="Arial"/>
    </style:style>
    <style:style style:name="P43" style:family="paragraph" style:parent-style-name="Standard" style:list-style-name="L3">
      <style:text-properties style:font-name="Arial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style:font-name="Arial"/>
    </style:style>
    <style:style style:name="P46" style:family="paragraph" style:parent-style-name="Heading_20_2">
      <style:text-properties style:font-name="Arial"/>
    </style:style>
    <style:style style:name="P47" style:family="paragraph" style:parent-style-name="Heading_20_2">
      <style:text-properties style:font-name="Aria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style:font-name="Arial"/>
    </style:style>
    <style:style style:name="T7" style:family="text">
      <style:text-properties fo:color="#2a00ff" fo:font-style="italic" style:font-style-asian="italic" style:font-style-complex="italic"/>
    </style:style>
    <style:style style:name="T8" style:family="text">
      <style:text-properties fo:color="#ff6600"/>
    </style:style>
    <style:style style:name="T9" style:family="text">
      <style:text-properties fo:color="#008080"/>
    </style:style>
    <style:style style:name="T10" style:family="text">
      <style:text-properties fo:color="#008080" style:font-name-asian="Monaco" style:font-name-complex="Monaco"/>
    </style:style>
    <style:style style:name="T11" style:family="text">
      <style:text-properties fo:color="#3f7f7f"/>
    </style:style>
    <style:style style:name="T12" style:family="text">
      <style:text-properties fo:color="#3f7f7f" style:font-name-asian="Monaco" style:font-name-complex="Monaco"/>
    </style:style>
    <style:style style:name="T13" style:family="text">
      <style:text-properties fo:color="#7f007f"/>
    </style:style>
    <style:style style:name="T14" style:family="text">
      <style:text-properties fo:font-size="11pt" style:font-name-asian="Monaco" style:font-size-asian="11pt" style:font-name-complex="Monaco" style:font-size-complex="11pt"/>
    </style:style>
    <style:style style:name="T15" style:family="text">
      <style:text-properties style:font-name-asian="Monaco" style:font-name-complex="Monaco"/>
    </style:style>
    <style:style style:name="T1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8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30"/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8">1. <text:s/>Introduction<text:tab/>4</text:p>
          <text:p text:style-name="P38">2. <text:s/>General information<text:tab/>5</text:p>
          <text:p text:style-name="P39">2.1 <text:s/>System requirements<text:tab/>5</text:p>
          <text:p text:style-name="P39">2.2 <text:s/>Project in GitHub<text:tab/>5</text:p>
          <text:p text:style-name="P39">2.3 <text:s/>Project setup in Eclipse<text:tab/>5</text:p>
          <text:p text:style-name="P39">2.4 <text:s/>Directory structure<text:tab/>5</text:p>
          <text:p text:style-name="P39">2.5 <text:s/>EEEEE<text:tab/>6</text:p>
          <text:p text:style-name="P39">2.6 <text:s/>DDDDD<text:tab/>7</text:p>
          <text:p text:style-name="P39">2.7 <text:s/>Documentation<text:tab/>7</text:p>
          <text:p text:style-name="P38">3. <text:s/>Updater<text:tab/>8</text:p>
          <text:p text:style-name="P39">3.1 <text:s/>Install script<text:tab/>8</text:p>
          <text:p text:style-name="P40">3.1.1 <text:s/>Copy action<text:tab/>8</text:p>
          <text:p text:style-name="P40">3.1.2 <text:s/>Move action<text:tab/>9</text:p>
          <text:p text:style-name="P40">3.1.3 <text:s/>Delete action<text:tab/>9</text:p>
          <text:p text:style-name="P40">3.1.4 <text:s/>Download action<text:tab/>9</text:p>
          <text:p text:style-name="P39">3.2 <text:s/>WWWWWWWW<text:tab/>10</text:p>
          <text:p text:style-name="P39">3.3 <text:s/>AAAAA<text:tab/>10</text:p>
          <text:p text:style-name="P38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44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45" text:outline-level="1">General information</text:h>
      <text:p text:style-name="P37"/>
      <text:h text:style-name="P46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3293533698268633398" text:style-name="L1">
        <text:list-item>
          <text:p text:style-name="P41">Linux (CentOS 6, CentOS 7, Fedora 17)</text:p>
        </text:list-item>
        <text:list-item>
          <text:p text:style-name="P41">OS X (10.5, 10.7)</text:p>
        </text:list-item>
        <text:list-item>
          <text:p text:style-name="P41">Windows (7)</text:p>
        </text:list-item>
        <text:list-item>
          <text:p text:style-name="P41">Raspbian (Jessie)</text:p>
        </text:list-item>
      </text:list>
      <text:p text:style-name="P1"/>
      <text:p text:style-name="P37"/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P47" text:outline-level="2">Project setup in Eclipse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10">$DTOOLS_HOME$</text:p>
      <text:p text:style-name="P10"><text:s text:c="3"/>+----- bin</text:p>
      <text:p text:style-name="P10"><text:s text:c="3"/>+----- build</text:p>
      <text:p text:style-name="P10"><text:soft-page-break/><text:s text:c="3"/>+----- build-update</text:p>
      <text:p text:style-name="P10"><text:s text:c="3"/>+----- config</text:p>
      <text:p text:style-name="P10"><text:s text:c="3"/>+----- dist</text:p>
      <text:p text:style-name="P10"><text:s text:c="3"/>+----- doc</text:p>
      <text:p text:style-name="P10"><text:s text:c="3"/>+----- server</text:p>
      <text:p text:style-name="P10"><text:s text:c="3"/>+----- WebContent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irectory</text:p>
          </table:table-cell>
          <table:table-cell table:style-name="Table4.B1" office:value-type="string">
            <text:p text:style-name="P13">Description</text:p>
          </table:table-cell>
        </table:table-row>
        <table:table-row>
          <table:table-cell table:style-name="Table4.A2" office:value-type="string">
            <text:p text:style-name="Table_20_Contents">bin</text:p>
          </table:table-cell>
          <table:table-cell table:style-name="Table4.B2" office:value-type="string">
            <text:p text:style-name="Table_20_Contents">Contains scripts for startup and shutdown:</text:p>
            <text:p text:style-name="Table_20_Contents">start.bat and start.sh</text:p>
            <text:p text:style-name="Table_20_Contents">stop.bat and stop.sh</text:p>
            <text:p text:style-name="Table_20_Contents"/>
            <text:p text:style-name="Table_20_Contents">Contains scripts to run update.jar application:</text:p>
            <text:p text:style-name="Table_20_Contents">update.bat and update.sh</text:p>
            <text:p text:style-name="Table_20_Contents">Included in deployment package</text:p>
          </table:table-cell>
        </table:table-row>
        <table:table-row>
          <table:table-cell table:style-name="Table4.A2" office:value-type="string">
            <text:p text:style-name="P24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>Contains configuration files</text:p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>Contains built packages</text:p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>Contains documentation: user manual, functional specification, presentation</text:p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>Contains Apache Tomcat server 7.0.57</text:p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>Contains web resources (xhtml, css, images)</text:p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7100000071DEBC8D5D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><text:soft-page-break/></text:p>
      <text:p text:style-name="P1"/>
      <text:p text:style-name="P1">Start </text:p>
      <text:p text:style-name="P1"/>
      <text:h text:style-name="Heading_20_2" text:outline-level="2"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45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xml file that contains a list of &lt;action&gt; elements; each &lt;action&gt; element defines type of operation on files or directories (type attribute):</text:p>
      <text:list xml:id="list7304861416479856870" text:style-name="L2">
        <text:list-item>
          <text:p text:style-name="P42">copy (file or directory)</text:p>
        </text:list-item>
        <text:list-item>
          <text:p text:style-name="P42">move (file or directory)</text:p>
        </text:list-item>
        <text:list-item>
          <text:p text:style-name="P42">delete (file or directory)</text:p>
        </text:list-item>
        <text:list-item>
          <text:p text:style-name="P42">download (file)</text:p>
        </text:list-item>
      </text:list>
      <text:p text:style-name="P1"/>
      <text:p text:style-name="P1">&lt;action&gt; element can contain the following child elements:</text:p>
      <text:list xml:id="list4550437864020565352" text:style-name="L3">
        <text:list-item>
          <text:p text:style-name="P43">&lt;source&gt; - defines source file or directory</text:p>
        </text:list-item>
        <text:list-item>
          <text:p text:style-name="P43">&lt;dest&gt; - defines destination file or directory</text:p>
        </text:list-item>
        <text:list-item>
          <text:p text:style-name="P43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span text:style-name="T9">&lt;</text:span><text:span text:style-name="T11">action</text:span> <text:span text:style-name="T13">type</text:span><text:span text:style-name="T1">=</text:span><text:span text:style-name="T7">"copy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E$/test2/test-copy</text:span><text:span text:style-name="T9">&lt;/</text:span><text:span text:style-name="T11">dest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2.A2" office:value-type="string">
            <text:p text:style-name="P14">&lt;source&gt;</text:p>
          </table:table-cell>
          <table:table-cell table:style-name="Table2.B2" office:value-type="string">
            <text:p text:style-name="P14">Absolute path to source file or directory to be copied.</text:p>
          </table:table-cell>
        </table:table-row>
        <table:table-row>
          <table:table-cell table:style-name="Table2.A2" office:value-type="string">
            <text:p text:style-name="P14">&lt;dest&gt;</text:p>
          </table:table-cell>
          <table:table-cell table:style-name="Table2.B2" office:value-type="string">
            <text:p text:style-name="P14">Absolute path to destination file or directory.</text:p>
            <text:p text:style-name="P14">The filename or directory name may be different as source fil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Move action</text:h>
      <text:p text:style-name="P1"/>
      <text:p text:style-name="P1"><text:soft-page-break/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move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E$/test2/test</text:span><text:span text:style-name="T9">&lt;/</text:span><text:span text:style-name="T11">dest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3.A2" office:value-type="string">
            <text:p text:style-name="P14">&lt;source&gt;</text:p>
          </table:table-cell>
          <table:table-cell table:style-name="Table3.B2" office:value-type="string">
            <text:p text:style-name="P14">Absolute path to source file or directory to be moved.</text:p>
          </table:table-cell>
        </table:table-row>
        <table:table-row>
          <table:table-cell table:style-name="Table3.A2" office:value-type="string">
            <text:p text:style-name="P14">&lt;dest&gt;</text:p>
          </table:table-cell>
          <table:table-cell table:style-name="Table3.B2" office:value-type="string">
            <text:p text:style-name="P14">Absolute path to destination file or directory.</text:p>
            <text:p text:style-name="P14">The filename may be different as source filename.</text:p>
            <text:p text:style-name="P14">If moving directory, the destination directory name must remain the sam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elete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$DTOOLS_HOME$/test/doc/DTools User Manual.odt</text:span><text:span text:style-name="T9">&lt;/</text:span><text:span text:style-name="T11">source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5.A2" office:value-type="string">
            <text:p text:style-name="P14">&lt;source&gt;</text:p>
          </table:table-cell>
          <table:table-cell table:style-name="Table5.B2" office:value-type="string">
            <text:p text:style-name="P14">Absolute path to source file or directory to be deleted.</text:p>
            <text:p text:style-name="P14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14">&lt;dest&gt;</text:p>
          </table:table-cell>
          <table:table-cell table:style-name="Table5.B2" office:value-type="string">
            <text:p text:style-name="P14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ownload"</text:span><text:span text:style-name="T9">&gt;</text:span></text:p>
            <text:p text:style-name="P33"><text:span text:style-name="T1"><text:tab/></text:span><text:span text:style-name="T9">&lt;</text:span><text:span text:style-name="T11">source</text:span><text:span text:style-name="T9">&gt;</text:span><text:span text:style-name="T1">http://hostname/downloads/$VERSION$/DTools.war</text:span><text:span text:style-name="T9">&lt;/</text:span><text:span text:style-name="T11">source</text:span><text:span text:style-name="T9">&gt;</text:span></text:p>
            <text:p text:style-name="P33"><text:span text:style-name="T1"><text:tab/></text:span><text:span text:style-name="T9">&lt;</text:span><text:span text:style-name="T11">dest</text:span><text:span text:style-name="T9">&gt;</text:span><text:span text:style-name="T1">$DTOOLS_HOM</text:span><text:span text:style-name="T2">E$/apache-tomcat/webapps/DTools.war</text:span><text:span text:style-name="T9">&lt;/</text:span><text:span text:style-name="T11">dest</text:span><text:span text:style-name="T9">&gt;</text:span></text:p>
            <text:p text:style-name="P33"><text:span text:style-name="T1"><text:tab/></text:span><text:span text:style-name="T9">&lt;</text:span><text:span text:style-name="T11">md5</text:span><text:span text:style-name="T9">&gt;</text:span><text:span text:style-name="T1">2761e0a1f6d3691bcea85e2b0219bee3</text:span><text:span text:style-name="T9">&lt;/</text:span><text:span text:style-name="T11">md5</text:span><text:span text:style-name="T9">&gt;</text:span></text:p>
            <text:p text:style-name="P34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11.A2" office:value-type="string">
            <text:p text:style-name="P14">&lt;source&gt;</text:p>
          </table:table-cell>
          <table:table-cell table:style-name="Table11.B2" office:value-type="string">
            <text:p text:style-name="P14">URL of source file.</text:p>
          </table:table-cell>
        </table:table-row>
        <table:table-row>
          <table:table-cell table:style-name="Table11.A2" office:value-type="string">
            <text:p text:style-name="P14">&lt;dest&gt;</text:p>
          </table:table-cell>
          <table:table-cell table:style-name="Table11.B2" office:value-type="string">
            <text:p text:style-name="P14">Absolute path to destination file.</text:p>
          </table:table-cell>
        </table:table-row>
        <table:table-row>
          <table:table-cell table:style-name="Table11.A2" office:value-type="string">
            <text:p text:style-name="P14">&lt;md5&gt;</text:p>
          </table:table-cell>
          <table:table-cell table:style-name="Table11.B2" office:value-type="string">
            <text:p text:style-name="P14">MD5 checksum of downloaded file.</text:p>
            <text:p text:style-name="P14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/>
      <text:p text:style-name="Text_20_body"/>
      <text:h text:style-name="Heading_20_2" text:outline-level="2"><text:soft-page-break/>WWWWWWWW</text:h>
      <text:p text:style-name="Text_20_body">DTools </text:p>
      <text:p text:style-name="Text_20_body"/>
      <text:h text:style-name="P46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Monitoring Class</text:p>
          </table:table-cell>
          <table:table-cell table:style-name="Table1.B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4">ICMP_PING</text:p>
          </table:table-cell>
          <table:table-cell table:style-name="Table1.B2" office:value-type="string">
            <text:p text:style-name="P14">Java implementation of ICMP ping (isAvailable()).</text:p>
            <text:p text:style-name="P14">Requires no arguments.</text:p>
          </table:table-cell>
        </table:table-row>
        <table:table-row>
          <table:table-cell table:style-name="Table1.A2" office:value-type="string">
            <text:p text:style-name="P14">PORT_PING</text:p>
          </table:table-cell>
          <table:table-cell table:style-name="Table1.B2" office:value-type="string">
            <text:p text:style-name="P14">Try connecting to specified port; if connection is successful the port is opened by a process or application.</text:p>
            <text:p text:style-name="P14"/>
            <text:p text:style-name="P14">Arguments:</text:p>
            <text:p text:style-name="P14">port</text:p>
          </table:table-cell>
        </table:table-row>
        <table:table-row>
          <table:table-cell table:style-name="Table1.A2" office:value-type="string">
            <text:p text:style-name="P14">HTTP_PING</text:p>
          </table:table-cell>
          <table:table-cell table:style-name="Table1.B2" office:value-type="string">
            <text:p text:style-name="P14">Retrieve HTTP error code from the server.</text:p>
            <text:p text:style-name="P14"/>
            <text:p text:style-name="P14">Arguments:</text:p>
            <text:p text:style-name="P14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Error code</text:p>
          </table:table-cell>
          <table:table-cell table:style-name="Table8.A1" office:value-type="string">
            <text:p text:style-name="P15">Description</text:p>
          </table:table-cell>
          <table:table-cell table:style-name="Table8.C1" office:value-type="string">
            <text:p text:style-name="P15">Icon</text:p>
          </table:table-cell>
        </table:table-row>
        <table:table-row>
          <table:table-cell table:style-name="Table8.A2" office:value-type="float" office:value="0">
            <text:p text:style-name="P14">0</text:p>
          </table:table-cell>
          <table:table-cell table:style-name="Table8.B2" office:value-type="string">
            <text:p text:style-name="P14">Successful response</text:p>
          </table:table-cell>
          <table:table-cell table:style-name="Table8.C2" office:value-type="string">
            <text:p text:style-name="P14">Green</text:p>
          </table:table-cell>
        </table:table-row>
        <table:table-row>
          <table:table-cell table:style-name="Table8.A2" office:value-type="float" office:value="1">
            <text:p text:style-name="P14">1</text:p>
          </table:table-cell>
          <table:table-cell table:style-name="Table8.B2" office:value-type="string">
            <text:p text:style-name="P14">Reserved</text:p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float" office:value="10">
            <text:p text:style-name="P14">10</text:p>
          </table:table-cell>
          <table:table-cell table:style-name="Table8.B2" office:value-type="string">
            <text:p text:style-name="P14">UnknownHostException</text:p>
          </table:table-cell>
          <table:table-cell table:style-name="Table8.C2" office:value-type="string">
            <text:p text:style-name="P14">Yellow</text:p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ext:soft-page-break/>
        <table:table-row>
          <table:table-cell table:style-name="Table8.A2" office:value-type="float" office:value="99">
            <text:p text:style-name="P14">99</text:p>
          </table:table-cell>
          <table:table-cell table:style-name="Table8.B2" office:value-type="string">
            <text:p text:style-name="P14">Exception</text:p>
          </table:table-cell>
          <table:table-cell table:style-name="Table8.C2" office:value-type="string">
            <text:p text:style-name="P14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 in the last N hours.</text:p>
      <text:p text:style-name="P1">Node UP is considered only when returned errorCode for ICMP ping is 1 (OK).</text:p>
      <text:p text:style-name="P1">Node DOWN is considered when:</text:p>
      <text:p text:style-name="P1">ICMP ping was unsuccessful</text:p>
      <text:p text:style-name="P1">monitoring was not running</text:p>
      <text:p text:style-name="P1">DTools server was shutdown</text:p>
      <text:p text:style-name="P1"/>
      <text:p text:style-name="P1"/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>Warning</text:p>
      <text:p text:style-name="P1">Node availability can show inaccurate data if the ping interval is changed.</text:p>
      <text:p text:style-name="P1">First the calculations are rounded to nearest integer value (float not supported).</text:p>
      <text:p text:style-name="P1">Second, let's say the ping interval is 5 minutes and is shortened to 1 minute. Then the node availability chart (which calculates 1 minute intervals) will show that 4 out of 5 minutes the node was down although it wasn't. After some time, when enough data with changed interval is collected, the availability will show correct picture.</text:p>
      <text:p text:style-name="P1"/>
      <text:p text:style-name="P1"/>
      <text:p text:style-name="P1"/>
      <text:p text:style-name="P1">The deviatiations in charts depend on the ping interval and the timing when 'Generate <text:soft-page-break/>chart' button is pressed. Deviations can also occur because of rounding the calculations to the nearest integer value.</text:p>
      <text:p text:style-name="P1"/>
      <text:p text:style-name="P1">Example 1:</text:p>
      <text:p text:style-name="P1">If ping is sent each minute, then after half an hour the availability chart should show exactly 50% availability. Instead it shows only 48% or 53%, depends when the last ping was sent and when the 'Generate chart' button was pressed.</text:p>
      <text:p text:style-name="P1"/>
      <text:p text:style-name="P1">Example 2:</text:p>
      <text:p text:style-name="P1">Ping interval is 1 hour and chart is generated for the last hour. If 'Generate chart' button is pressed at 0:59:59 the chart will show 0% availability, while one second later it will show 100% availability in the last hou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brary dependencies</text:p>
      <text:p text:style-name="P1"/>
      <text:p text:style-name="P1">The following libraries were added to project in order to support InfluxDB HTTP API:</text:p>
      <text:p text:style-name="P1">influxdb-java-2.2.jar</text:p>
      <text:p text:style-name="P1">gson-2.7.jar</text:p>
      <text:p text:style-name="P1">guava-19.0.jar</text:p>
      <text:p text:style-name="P1">okhttp-2.7.5.jar</text:p>
      <text:p text:style-name="P1">okio-1.9.0.jar</text:p>
      <text:p text:style-name="P1">retrofit-1.9.0.j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Version history</text:h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float" office:value="0">
            <text:p text:style-name="P14">Version:</text:p>
          </table:table-cell>
          <table:table-cell table:style-name="Table23.B1" office:value-type="float" office:value="0">
            <text:p text:style-name="P28">x</text:p>
          </table:table-cell>
        </table:table-row>
        <table:table-row>
          <table:table-cell table:style-name="Table23.A2" office:value-type="float" office:value="0">
            <text:p text:style-name="P14">Release date:</text:p>
          </table:table-cell>
          <table:table-cell table:style-name="Table23.B2">
            <text:p text:style-name="P29"/>
          </table:table-cell>
        </table:table-row>
        <table:table-row>
          <table:table-cell table:style-name="Table23.A2" office:value-type="float" office:value="0">
            <text:p text:style-name="P14">Notes:</text:p>
          </table:table-cell>
          <table:table-cell table:style-name="Table23.B2">
            <text:p text:style-name="P14"/>
          </table:table-cell>
        </table:table-row>
        <table:table-row>
          <table:table-cell table:style-name="Table23.B2" table:number-columns-spanned="2">
            <text:p text:style-name="P11"/>
          </table:table-cell>
          <table:covered-table-cell/>
        </table:table-row>
      </table:table>
      <text:p text:style-name="P1"/>
      <text:p text:style-name="P1"/>
      <text:p text:style-name="P1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float" office:value="0">
            <text:p text:style-name="P14">Version:</text:p>
          </table:table-cell>
          <table:table-cell table:style-name="Table48.B1" office:value-type="float" office:value="0">
            <text:p text:style-name="P22">5.3.0-beta.01</text:p>
          </table:table-cell>
        </table:table-row>
        <table:table-row>
          <table:table-cell table:style-name="Table48.A2" office:value-type="float" office:value="0">
            <text:p text:style-name="P14">Release date:</text:p>
          </table:table-cell>
          <table:table-cell table:style-name="Table48.B2" office:value-type="float" office:value="0">
            <text:p text:style-name="P19">30.6.2016</text:p>
          </table:table-cell>
        </table:table-row>
        <table:table-row>
          <table:table-cell table:style-name="Table48.A2" office:value-type="float" office:value="0">
            <text:p text:style-name="P14">Notes:</text:p>
          </table:table-cell>
          <table:table-cell table:style-name="Table48.B2">
            <text:p text:style-name="P14"/>
          </table:table-cell>
        </table:table-row>
        <table:table-row>
          <table:table-cell table:style-name="Table48.B2" table:number-columns-spanned="2" office:value-type="float" office:value="0">
            <text:p text:style-name="P8">- added ssh clients with open connections to active items list (home view)</text:p>
            <text:p text:style-name="P8">- show client status in ssh clients view</text:p>
            <text:p text:style-name="P8">- ftp client – check if file exists before uploading or downloading to a file</text:p>
            <text:p text:style-name="P8">- tnfluxDB client for pings (configurable in properties)</text:p>
          </table:table-cell>
          <table:covered-table-cell/>
        </table:table-row>
      </table:table>
      <text:p text:style-name="P1"/>
      <text:p text:style-name="P1"/>
      <text:p text:style-name="P1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float" office:value="0">
            <text:p text:style-name="P20">Version:</text:p>
          </table:table-cell>
          <table:table-cell table:style-name="Table47.B1" office:value-type="float" office:value="0">
            <text:p text:style-name="P22">5.3.0-alpha.01</text:p>
          </table:table-cell>
        </table:table-row>
        <table:table-row>
          <table:table-cell table:style-name="Table47.A2" office:value-type="float" office:value="0">
            <text:p text:style-name="P20">Release date:</text:p>
          </table:table-cell>
          <table:table-cell table:style-name="Table47.B2" office:value-type="float" office:value="0">
            <text:p text:style-name="P21">22.6.2016</text:p>
          </table:table-cell>
        </table:table-row>
        <table:table-row>
          <table:table-cell table:style-name="Table47.A2" office:value-type="float" office:value="0">
            <text:p text:style-name="P20">Notes:</text:p>
          </table:table-cell>
          <table:table-cell table:style-name="Table47.B2">
            <text:p text:style-name="P20"/>
          </table:table-cell>
        </table:table-row>
        <table:table-row>
          <table:table-cell table:style-name="Table47.B2" table:number-columns-spanned="2" office:value-type="float" office:value="0">
            <text:p text:style-name="P7">- new SSH client view</text:p>
            <text:p text:style-name="P35">- configurable disconnect timeout for SSH client</text:p>
            <text:p text:style-name="P35">- add/delete frequently used commands</text:p>
            <text:p text:style-name="P35">- automatically delete old responses (aging period configurable in properties)</text:p>
            <text:p text:style-name="P35">- flag responses which will not be automatically deleted (aka. favorites)</text:p>
            <text:p text:style-name="P35">- moved <text:span text:style-name="T1">ssh</text:span> responses from home page to <text:span text:style-name="T1">ssh</text:span> client view (for each host)</text:p>
            <text:p text:style-name="P35">- moved AES and MD5 classes to package io</text:p>
            <text:p text:style-name="P35">- removed all source files from package (src, WebContent, build.xml)</text:p>
          </table:table-cell>
          <table:covered-table-cell/>
        </table:table-row>
      </table:table>
      <text:p text:style-name="P1"/>
      <text:p text:style-name="P1"/>
      <text:p text:style-name="P1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float" office:value="0">
            <text:p text:style-name="P20">Version:</text:p>
          </table:table-cell>
          <table:table-cell table:style-name="Table46.B1" office:value-type="float" office:value="0">
            <text:p text:style-name="P22">5.2.1</text:p>
          </table:table-cell>
        </table:table-row>
        <table:table-row>
          <table:table-cell table:style-name="Table46.A2" office:value-type="float" office:value="0">
            <text:p text:style-name="P20">Release date:</text:p>
          </table:table-cell>
          <table:table-cell table:style-name="Table46.B2" office:value-type="float" office:value="0">
            <text:p text:style-name="P21">14. june 2016</text:p>
          </table:table-cell>
        </table:table-row>
        <table:table-row>
          <table:table-cell table:style-name="Table46.A2" office:value-type="float" office:value="0">
            <text:p text:style-name="P20">Notes:</text:p>
          </table:table-cell>
          <table:table-cell table:style-name="Table46.B2">
            <text:p text:style-name="P20"/>
          </table:table-cell>
        </table:table-row>
        <table:table-row>
          <table:table-cell table:style-name="Table46.B2" table:number-columns-spanned="2" office:value-type="float" office:value="0">
            <text:p text:style-name="P7">- corrected time (minutes/hours) in charts</text:p>
            <text:p text:style-name="P35">- added authenticationFailure trap as example</text:p>
            <text:p text:style-name="P35">- fixed bug with filename when saving received traps</text:p>
          </table:table-cell>
          <table:covered-table-cell/>
        </table:table-row>
      </table:table>
      <text:p text:style-name="P1"/>
      <text:p text:style-name="P1"/>
      <text:p text:style-name="P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float" office:value="0">
            <text:p text:style-name="P24">Version:</text:p>
          </table:table-cell>
          <table:table-cell table:style-name="Table45.B1" office:value-type="float" office:value="0">
            <text:p text:style-name="P25">5.2.1-beta.01</text:p>
          </table:table-cell>
        </table:table-row>
        <table:table-row>
          <table:table-cell table:style-name="Table45.A2" office:value-type="float" office:value="0">
            <text:p text:style-name="P24">Release date:</text:p>
          </table:table-cell>
          <table:table-cell table:style-name="Table45.B2" office:value-type="float" office:value="0">
            <text:p text:style-name="P26">10. june 2016</text:p>
          </table:table-cell>
        </table:table-row>
        <text:soft-page-break/>
        <table:table-row>
          <table:table-cell table:style-name="Table45.A2" office:value-type="float" office:value="0">
            <text:p text:style-name="P24">Notes:</text:p>
          </table:table-cell>
          <table:table-cell table:style-name="Table45.B2">
            <text:p text:style-name="P24"/>
          </table:table-cell>
        </table:table-row>
        <table:table-row>
          <table:table-cell table:style-name="Table45.B2" table:number-columns-spanned="2" office:value-type="float" office:value="0">
            <text:p text:style-name="P8">- chart size configurable in properties</text:p>
            <text:p text:style-name="P8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float" office:value="0">
            <text:p text:style-name="P14">Version:</text:p>
          </table:table-cell>
          <table:table-cell table:style-name="Table39.B1" office:value-type="float" office:value="0">
            <text:p text:style-name="P22">5.2.1-alpha.02</text:p>
          </table:table-cell>
        </table:table-row>
        <table:table-row>
          <table:table-cell table:style-name="Table39.A2" office:value-type="float" office:value="0">
            <text:p text:style-name="P24">Release date:</text:p>
          </table:table-cell>
          <table:table-cell table:style-name="Table39.B2" office:value-type="float" office:value="0">
            <text:p text:style-name="P26">9. june 2016</text:p>
          </table:table-cell>
        </table:table-row>
        <table:table-row>
          <table:table-cell table:style-name="Table39.A2" office:value-type="float" office:value="0">
            <text:p text:style-name="P24">Notes:</text:p>
          </table:table-cell>
          <table:table-cell table:style-name="Table39.B2">
            <text:p text:style-name="P24"/>
          </table:table-cell>
        </table:table-row>
        <table:table-row>
          <table:table-cell table:style-name="Table39.B2" table:number-columns-spanned="2" office:value-type="float" office:value="0">
            <text:p text:style-name="P7">- added availability chart</text:p>
            <text:p text:style-name="P35">- added ping response time charts</text:p>
            <text:p text:style-name="P35">- <text:span text:style-name="T1">addred</text:span> ping response time histogram chart</text:p>
            <text:p text:style-name="P35">- stop monitoring on shutdown</text:p>
            <text:p text:style-name="P35">- stop clean thread on shutdown</text:p>
            <text:p text:style-name="P35">- show ajax status when generating chart</text:p>
            <text:p text:style-name="P35"><text:span text:style-name="T16">- added </text:span><text:span text:style-name="T6">javadoc</text:span></text:p>
            <text:p text:style-name="P35">- code optimization and refactoring</text:p>
            <text:p text:style-name="P35">- mino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float" office:value="0">
            <text:p text:style-name="P20">Version:</text:p>
          </table:table-cell>
          <table:table-cell table:style-name="Table40.B1" office:value-type="float" office:value="0">
            <text:p text:style-name="P22">5.2.1-alpha.01</text:p>
          </table:table-cell>
        </table:table-row>
        <table:table-row>
          <table:table-cell table:style-name="Table40.A2" office:value-type="float" office:value="0">
            <text:p text:style-name="P20">Release date:</text:p>
          </table:table-cell>
          <table:table-cell table:style-name="Table40.B2" office:value-type="float" office:value="42216">
            <text:p text:style-name="P21">25. may 2016</text:p>
          </table:table-cell>
        </table:table-row>
        <table:table-row>
          <table:table-cell table:style-name="Table40.A2" office:value-type="float" office:value="0">
            <text:p text:style-name="P20">Notes:</text:p>
          </table:table-cell>
          <table:table-cell table:style-name="Table40.B2">
            <text:p text:style-name="P20"/>
          </table:table-cell>
        </table:table-row>
        <table:table-row>
          <table:table-cell table:style-name="Table40.B2" table:number-columns-spanned="2" office:value-type="float" office:value="0">
            <text:p text:style-name="P7">- it's time to move the versions upwards, from 0.5.2 to 5.2.1</text:p>
            <text:p text:style-name="P35">- statistics support and drawing charts</text:p>
            <text:p text:style-name="P36"><text:span text:style-name="T15">- clean thread to periodically clean </text:span><text:span text:style-name="T5">temp</text:span><text:span text:style-name="T15"> </text:span><text:span text:style-name="T5">dir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float" office:value="0">
            <text:p text:style-name="P20">Version:</text:p>
          </table:table-cell>
          <table:table-cell table:style-name="Table41.B1" office:value-type="float" office:value="0">
            <text:p text:style-name="P22">0.5.2</text:p>
          </table:table-cell>
        </table:table-row>
        <table:table-row>
          <table:table-cell table:style-name="Table41.A2" office:value-type="float" office:value="0">
            <text:p text:style-name="P20">Release date:</text:p>
          </table:table-cell>
          <table:table-cell table:style-name="Table41.B2" office:value-type="float" office:value="42216">
            <text:p text:style-name="P21">26. <text:span text:style-name="T1">april</text:span> 2016</text:p>
          </table:table-cell>
        </table:table-row>
        <table:table-row>
          <table:table-cell table:style-name="Table41.A2" office:value-type="float" office:value="0">
            <text:p text:style-name="P20">Notes:</text:p>
          </table:table-cell>
          <table:table-cell table:style-name="Table41.B2">
            <text:p text:style-name="P20"/>
          </table:table-cell>
        </table:table-row>
        <table:table-row>
          <table:table-cell table:style-name="Table41.B2" table:number-columns-spanned="2" office:value-type="float" office:value="0">
            <text:p text:style-name="P7">- add/delete network location button</text:p>
            <text:p text:style-name="P35">- fixed template files for configuration</text:p>
            <text:p text:style-name="P35">- fixed active items to show properly for each location</text:p>
            <text:p text:style-name="P35">- fixed bug if no location files exist - create default one</text:p>
            <text:p text:style-name="P35">- renamed NetworkNodesBean to NetworkBean</text:p>
            <text:p text:style-name="P35">- fixed bug with refreshing after create/delete location</text:p>
          </table:table-cell>
          <table:covered-table-cell/>
        </table:table-row>
      </table:table>
      <text:p text:style-name="P1"/>
      <text:p text:style-name="P1"/>
      <text:p text:style-name="P1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float" office:value="0">
            <text:p text:style-name="P20">Version:</text:p>
          </table:table-cell>
          <table:table-cell table:style-name="Table42.B1" office:value-type="float" office:value="0">
            <text:p text:style-name="P22">0.5.2-beta.01</text:p>
          </table:table-cell>
        </table:table-row>
        <table:table-row>
          <table:table-cell table:style-name="Table42.A2" office:value-type="float" office:value="0">
            <text:p text:style-name="P20">Release date:</text:p>
          </table:table-cell>
          <table:table-cell table:style-name="Table42.B2" office:value-type="float" office:value="42216">
            <text:p text:style-name="P21">7. <text:span text:style-name="T1">april</text:span> 2016</text:p>
          </table:table-cell>
        </table:table-row>
        <table:table-row>
          <table:table-cell table:style-name="Table42.A2" office:value-type="float" office:value="0">
            <text:p text:style-name="P20">Notes:</text:p>
          </table:table-cell>
          <table:table-cell table:style-name="Table42.B2">
            <text:p text:style-name="P20"/>
          </table:table-cell>
        </table:table-row>
        <table:table-row>
          <table:table-cell table:style-name="Table42.B2" table:number-columns-spanned="2" office:value-type="float" office:value="0">
            <text:p text:style-name="P7">- network locations</text:p>
            <text:p text:style-name="P35">- <text:span text:style-name="T1">autodiscovery</text:span> - show total number of IP addresses to scan</text:p>
            <text:p text:style-name="P35">- <text:span text:style-name="T1">autodiscovery</text:span> - progress bar</text:p>
            <text:p text:style-name="P35">- show number of nodes in the list (network view)</text:p>
            <text:p text:style-name="P35"><text:soft-page-break/>- fixed bug in updater - if running with -d argument, it doesn't show 'Do you want to upgrade'</text:p>
          </table:table-cell>
          <table:covered-table-cell/>
        </table:table-row>
      </table:table>
      <text:p text:style-name="P1"/>
      <text:p text:style-name="P1"/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float" office:value="0">
            <text:p text:style-name="P20">Version:</text:p>
          </table:table-cell>
          <table:table-cell table:style-name="Table43.B1" office:value-type="float" office:value="0">
            <text:p text:style-name="P22">0.5.1</text:p>
          </table:table-cell>
        </table:table-row>
        <table:table-row>
          <table:table-cell table:style-name="Table43.A2" office:value-type="float" office:value="0">
            <text:p text:style-name="P20">Release date:</text:p>
          </table:table-cell>
          <table:table-cell table:style-name="Table43.B2" office:value-type="float" office:value="42216">
            <text:p text:style-name="P21">12. march 2016</text:p>
          </table:table-cell>
        </table:table-row>
        <table:table-row>
          <table:table-cell table:style-name="Table43.A2" office:value-type="float" office:value="0">
            <text:p text:style-name="P20">Notes:</text:p>
          </table:table-cell>
          <table:table-cell table:style-name="Table43.B2">
            <text:p text:style-name="P20"/>
          </table:table-cell>
        </table:table-row>
        <table:table-row>
          <table:table-cell table:style-name="Table43.B2" table:number-columns-spanned="2" office:value-type="float" office:value="0">
            <text:p text:style-name="P7">- active items in home view</text:p>
            <text:p text:style-name="P36"><text:span text:style-name="T15">- yellow status icon if </text:span><text:span text:style-name="T5">http</text:span><text:span text:style-name="T15"> ping returns error respon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float" office:value="0">
            <text:p text:style-name="P20">Version:</text:p>
          </table:table-cell>
          <table:table-cell table:style-name="Table44.B1" office:value-type="float" office:value="0">
            <text:p text:style-name="P22">0.5.1-beta.01</text:p>
          </table:table-cell>
        </table:table-row>
        <table:table-row>
          <table:table-cell table:style-name="Table44.A2" office:value-type="float" office:value="0">
            <text:p text:style-name="P20">Release date:</text:p>
          </table:table-cell>
          <table:table-cell table:style-name="Table44.B2" office:value-type="float" office:value="42216">
            <text:p text:style-name="P21">9. march 2016</text:p>
          </table:table-cell>
        </table:table-row>
        <table:table-row>
          <table:table-cell table:style-name="Table44.A2" office:value-type="float" office:value="0">
            <text:p text:style-name="P20">Notes:</text:p>
          </table:table-cell>
          <table:table-cell table:style-name="Table44.B2">
            <text:p text:style-name="P20"/>
          </table:table-cell>
        </table:table-row>
        <table:table-row>
          <table:table-cell table:style-name="Table44.B2" table:number-columns-spanned="2" office:value-type="float" office:value="0">
            <text:p text:style-name="P7">- style fixes</text:p>
            <text:p text:style-name="P35">- footer</text:p>
            <text:p text:style-name="P35">- <text:span text:style-name="T1">autodiscovery</text:span> overlay panel</text:p>
            <text:p text:style-name="P35">- moved all beans to beans package</text:p>
            <text:p text:style-name="P35">- ping logger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float" office:value="0">
            <text:p text:style-name="P20">Version:</text:p>
          </table:table-cell>
          <table:table-cell table:style-name="Table31.B1" office:value-type="float" office:value="0">
            <text:p text:style-name="P22">0.5.1-alpha.02</text:p>
          </table:table-cell>
        </table:table-row>
        <table:table-row>
          <table:table-cell table:style-name="Table31.A2" office:value-type="float" office:value="0">
            <text:p text:style-name="P20">Release date:</text:p>
          </table:table-cell>
          <table:table-cell table:style-name="Table31.B2" office:value-type="float" office:value="42216">
            <text:p text:style-name="P21">26. <text:span text:style-name="T1">february</text:span> 2016</text:p>
          </table:table-cell>
        </table:table-row>
        <table:table-row>
          <table:table-cell table:style-name="Table31.A2" office:value-type="float" office:value="0">
            <text:p text:style-name="P20">Notes:</text:p>
          </table:table-cell>
          <table:table-cell table:style-name="Table31.B2">
            <text:p text:style-name="P20"/>
          </table:table-cell>
        </table:table-row>
        <table:table-row>
          <table:table-cell table:style-name="Table31.B2" table:number-columns-spanned="2" office:value-type="float" office:value="0">
            <text:p text:style-name="P7">- duplicate files finder – MD5 checksum (File Inspector)</text:p>
          </table:table-cell>
          <table:covered-table-cell/>
        </table:table-row>
      </table:table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float" office:value="0">
            <text:p text:style-name="P14">Version:</text:p>
          </table:table-cell>
          <table:table-cell table:style-name="Table32.B1" office:value-type="float" office:value="0">
            <text:p text:style-name="P28">0.5.1-alpha.01</text:p>
          </table:table-cell>
        </table:table-row>
        <table:table-row>
          <table:table-cell table:style-name="Table32.A2" office:value-type="float" office:value="0">
            <text:p text:style-name="P14">Release date:</text:p>
          </table:table-cell>
          <table:table-cell table:style-name="Table32.B2" office:value-type="float" office:value="42216">
            <text:p text:style-name="P29">10. <text:span text:style-name="T3">february</text:span> 2016</text:p>
          </table:table-cell>
        </table:table-row>
        <table:table-row>
          <table:table-cell table:style-name="Table32.A2" office:value-type="float" office:value="0">
            <text:p text:style-name="P14">Notes:</text:p>
          </table:table-cell>
          <table:table-cell table:style-name="Table32.B2">
            <text:p text:style-name="P14"/>
          </table:table-cell>
        </table:table-row>
        <table:table-row>
          <table:table-cell table:style-name="Table32.B2" table:number-columns-spanned="2" office:value-type="float" office:value="0">
            <text:p text:style-name="P11">- <text:span text:style-name="T3">autodiscovery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float" office:value="0">
            <text:p text:style-name="P14">Version:</text:p>
          </table:table-cell>
          <table:table-cell table:style-name="Table33.B1" office:value-type="float" office:value="0">
            <text:p text:style-name="P28">0.5.0</text:p>
          </table:table-cell>
        </table:table-row>
        <table:table-row>
          <table:table-cell table:style-name="Table33.A2" office:value-type="float" office:value="0">
            <text:p text:style-name="P14">Release date:</text:p>
          </table:table-cell>
          <table:table-cell table:style-name="Table33.B2" office:value-type="float" office:value="42216">
            <text:p text:style-name="P29">19. <text:span text:style-name="T3">january</text:span> 2016</text:p>
          </table:table-cell>
        </table:table-row>
        <table:table-row>
          <table:table-cell table:style-name="Table33.A2" office:value-type="float" office:value="0">
            <text:p text:style-name="P14">Notes:</text:p>
          </table:table-cell>
          <table:table-cell table:style-name="Table33.B2">
            <text:p text:style-name="P14"/>
          </table:table-cell>
        </table:table-row>
        <table:table-row>
          <table:table-cell table:style-name="Table33.B2" table:number-columns-spanned="2" office:value-type="float" office:value="0">
            <text:p text:style-name="P11">- added new properties: ping pool size and interval</text:p>
            <text:p text:style-name="P31">- monitoring active flag for each service</text:p>
            <text:p text:style-name="P32"><text:span text:style-name="T14">- fixed bug - </text:span><text:span text:style-name="T4">hostname</text:span><text:span text:style-name="T14"> changed when monitoring is active</text:span></text:p>
          </table:table-cell>
          <table:covered-table-cell/>
        </table:table-row>
      </table:table>
      <text:p text:style-name="P1"><text:soft-page-break/></text:p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float" office:value="0">
            <text:p text:style-name="P14">Version:</text:p>
          </table:table-cell>
          <table:table-cell table:style-name="Table34.B1" office:value-type="float" office:value="0">
            <text:p text:style-name="P28">0.5.0-alpha.02</text:p>
          </table:table-cell>
        </table:table-row>
        <table:table-row>
          <table:table-cell table:style-name="Table34.A2" office:value-type="float" office:value="0">
            <text:p text:style-name="P14">Release date:</text:p>
          </table:table-cell>
          <table:table-cell table:style-name="Table34.B2" office:value-type="float" office:value="42216">
            <text:p text:style-name="P29">14. <text:span text:style-name="T3">january</text:span> 2016</text:p>
          </table:table-cell>
        </table:table-row>
        <table:table-row>
          <table:table-cell table:style-name="Table34.A2" office:value-type="float" office:value="0">
            <text:p text:style-name="P14">Notes:</text:p>
          </table:table-cell>
          <table:table-cell table:style-name="Table34.B2">
            <text:p text:style-name="P14"/>
          </table:table-cell>
        </table:table-row>
        <table:table-row>
          <table:table-cell table:style-name="Table34.B2" table:number-columns-spanned="2" office:value-type="float" office:value="0">
            <text:p text:style-name="P11">- ping scheduler</text:p>
          </table:table-cell>
          <table:covered-table-cell/>
        </table:table-row>
      </table:table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float" office:value="0">
            <text:p text:style-name="P14">Version:</text:p>
          </table:table-cell>
          <table:table-cell table:style-name="Table35.B1" office:value-type="float" office:value="0">
            <text:p text:style-name="P28">0.5.0-alpha.01</text:p>
          </table:table-cell>
        </table:table-row>
        <table:table-row>
          <table:table-cell table:style-name="Table35.A2" office:value-type="float" office:value="0">
            <text:p text:style-name="P14">Release date:</text:p>
          </table:table-cell>
          <table:table-cell table:style-name="Table35.B2" office:value-type="float" office:value="42216">
            <text:p text:style-name="P29">12. <text:span text:style-name="T3">january</text:span> 2016</text:p>
          </table:table-cell>
        </table:table-row>
        <table:table-row>
          <table:table-cell table:style-name="Table35.A2" office:value-type="float" office:value="0">
            <text:p text:style-name="P14">Notes:</text:p>
          </table:table-cell>
          <table:table-cell table:style-name="Table35.B2">
            <text:p text:style-name="P14"/>
          </table:table-cell>
        </table:table-row>
        <table:table-row>
          <table:table-cell table:style-name="Table35.B2" table:number-columns-spanned="2" office:value-type="float" office:value="0">
            <text:p text:style-name="P11">- <text:span text:style-name="T3">url</text:span> navigation (raw traps, trap monitor)</text:p>
            <text:p text:style-name="P31">- severities in separate <text:span text:style-name="T3">css</text:span> file</text:p>
            <text:p text:style-name="P31">- new trap receiver dialog (+ <text:span text:style-name="T3">validator</text:span>)</text:p>
            <text:p text:style-name="P31">- new <text:span text:style-name="T3">snmp</text:span> agent dialog (+ <text:span text:style-name="T3">validator</text:span>)</text:p>
            <text:p text:style-name="P31">- new <text:span text:style-name="T3">snmp</text:span> data table dialog (+ <text:span text:style-name="T3">validator</text:span>)</text:p>
            <text:p text:style-name="P31">- new <text:span text:style-name="T3">snmp</text:span> trap scenario dialog (+ <text:span text:style-name="T3">validator</text:span>)</text:p>
            <text:p text:style-name="P31">- check input <text:span text:style-name="T3">validator</text:span> (file names for valid characters and ports for number)</text:p>
            <text:p text:style-name="P31">- renamed Server class to Node class</text:p>
            <text:p text:style-name="P31">- node types (+ icons)</text:p>
            <text:p text:style-name="P31">- introduction of node services</text:p>
            <text:p text:style-name="P31">- ping services (ICMP, PORT, HTTP)</text:p>
            <text:p text:style-name="P31">- replaced EPingStatus <text:span text:style-name="T3">enum</text:span> with PingStatus class</text:p>
            <text:p text:style-name="P31">- <text:span text:style-name="T3">ssh</text:span> client as <text:span text:style-name="T3">url</text:span> parameter</text:p>
            <text:p text:style-name="P31">- <text:span text:style-name="T3">ftp</text:span> client as <text:span text:style-name="T3">url</text:span> parameter</text:p>
            <text:p text:style-name="P31">- <text:span text:style-name="T3">snmp</text:span> client as <text:span text:style-name="T3">url</text:span> parameter</text:p>
            <text:p text:style-name="P31">- removed NavigationBean</text:p>
          </table:table-cell>
          <table:covered-table-cell/>
        </table:table-row>
      </table:table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float" office:value="0">
            <text:p text:style-name="P14">Version:</text:p>
          </table:table-cell>
          <table:table-cell table:style-name="Table36.B1" office:value-type="float" office:value="0">
            <text:p text:style-name="P28">0.4.1</text:p>
          </table:table-cell>
        </table:table-row>
        <table:table-row>
          <table:table-cell table:style-name="Table36.A2" office:value-type="float" office:value="0">
            <text:p text:style-name="P14">Release date:</text:p>
          </table:table-cell>
          <table:table-cell table:style-name="Table36.B2" office:value-type="float" office:value="42216">
            <text:p text:style-name="P29">17. <text:span text:style-name="T3">december</text:span> 2015</text:p>
          </table:table-cell>
        </table:table-row>
        <table:table-row>
          <table:table-cell table:style-name="Table36.A2" office:value-type="float" office:value="0">
            <text:p text:style-name="P14">Notes:</text:p>
          </table:table-cell>
          <table:table-cell table:style-name="Table36.B2">
            <text:p text:style-name="P14"/>
          </table:table-cell>
        </table:table-row>
        <table:table-row>
          <table:table-cell table:style-name="Table36.B2" table:number-columns-spanned="2" office:value-type="float" office:value="0">
            <text:p text:style-name="P11">- server as <text:span text:style-name="T3">url</text:span> parameter</text:p>
            <text:p text:style-name="P31">- fixed icons in network view</text:p>
          </table:table-cell>
          <table:covered-table-cell/>
        </table:table-row>
      </table:table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float" office:value="0">
            <text:p text:style-name="P14">Version:</text:p>
          </table:table-cell>
          <table:table-cell table:style-name="Table37.B1" office:value-type="float" office:value="0">
            <text:p text:style-name="P28">0.4.1-beta.05</text:p>
          </table:table-cell>
        </table:table-row>
        <table:table-row>
          <table:table-cell table:style-name="Table37.A2" office:value-type="float" office:value="0">
            <text:p text:style-name="P14">Release date:</text:p>
          </table:table-cell>
          <table:table-cell table:style-name="Table37.B2" office:value-type="float" office:value="42216">
            <text:p text:style-name="P29">4. <text:span text:style-name="T3">december</text:span> 2015</text:p>
          </table:table-cell>
        </table:table-row>
        <table:table-row>
          <table:table-cell table:style-name="Table37.A2" office:value-type="float" office:value="0">
            <text:p text:style-name="P14">Notes:</text:p>
          </table:table-cell>
          <table:table-cell table:style-name="Table37.B2">
            <text:p text:style-name="P14"/>
          </table:table-cell>
        </table:table-row>
        <text:soft-page-break/>
        <table:table-row>
          <table:table-cell table:style-name="Table37.B2" table:number-columns-spanned="2" office:value-type="float" office:value="0">
            <text:p text:style-name="P11">- AdvancedSnmpAgentImpl</text:p>
          </table:table-cell>
          <table:covered-table-cell/>
        </table:table-row>
      </table:table>
      <text:p text:style-name="P1"/>
      <text:p text:style-name="P1"/>
      <text:p text:style-name="P1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float" office:value="0">
            <text:p text:style-name="P14">Version:</text:p>
          </table:table-cell>
          <table:table-cell table:style-name="Table38.B1" office:value-type="float" office:value="0">
            <text:p text:style-name="P28">0.4.1-beta.04</text:p>
          </table:table-cell>
        </table:table-row>
        <table:table-row>
          <table:table-cell table:style-name="Table38.A2" office:value-type="float" office:value="0">
            <text:p text:style-name="P14">Release date:</text:p>
          </table:table-cell>
          <table:table-cell table:style-name="Table38.B2" office:value-type="float" office:value="42216">
            <text:p text:style-name="P29">25. <text:span text:style-name="T3">november</text:span> 2015</text:p>
          </table:table-cell>
        </table:table-row>
        <table:table-row>
          <table:table-cell table:style-name="Table38.A2" office:value-type="float" office:value="0">
            <text:p text:style-name="P14">Notes:</text:p>
          </table:table-cell>
          <table:table-cell table:style-name="Table38.B2">
            <text:p text:style-name="P14"/>
          </table:table-cell>
        </table:table-row>
        <table:table-row>
          <table:table-cell table:style-name="Table38.B2" table:number-columns-spanned="2" office:value-type="float" office:value="0">
            <text:p text:style-name="P11">- added <text:span text:style-name="T3">mini</text:span> icons on buttons</text:p>
            <text:p text:style-name="P31">- fixed bug with opening <text:span text:style-name="T3">snmp</text:span> agent without any tables</text:p>
            <text:p text:style-name="P31">- fixed bug with enable/disable table</text:p>
            <text:p text:style-name="P31">- updated user manual</text:p>
            <text:p text:style-name="P31">- othe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float" office:value="0">
            <text:p text:style-name="P14">Version:</text:p>
          </table:table-cell>
          <table:table-cell table:style-name="Table24.B1" office:value-type="float" office:value="0">
            <text:p text:style-name="P28">0.4.1-beta.03</text:p>
          </table:table-cell>
        </table:table-row>
        <table:table-row>
          <table:table-cell table:style-name="Table24.A2" office:value-type="float" office:value="0">
            <text:p text:style-name="P14">Release date:</text:p>
          </table:table-cell>
          <table:table-cell table:style-name="Table24.B2" office:value-type="float" office:value="42216">
            <text:p text:style-name="P29">24. <text:span text:style-name="T3">november</text:span> 2015</text:p>
          </table:table-cell>
        </table:table-row>
        <table:table-row>
          <table:table-cell table:style-name="Table24.A2" office:value-type="float" office:value="0">
            <text:p text:style-name="P14">Notes:</text:p>
          </table:table-cell>
          <table:table-cell table:style-name="Table24.B2">
            <text:p text:style-name="P14"/>
          </table:table-cell>
        </table:table-row>
        <table:table-row>
          <table:table-cell table:style-name="Table24.B2" table:number-columns-spanned="2" office:value-type="float" office:value="0">
            <text:p text:style-name="P11">- <text:span text:style-name="T3">antracit</text:span> theme improvements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float" office:value="0">
            <text:p text:style-name="P14">Version:</text:p>
          </table:table-cell>
          <table:table-cell table:style-name="Table25.B1" office:value-type="float" office:value="0">
            <text:p text:style-name="P28">0.4.1-beta.02</text:p>
          </table:table-cell>
        </table:table-row>
        <table:table-row>
          <table:table-cell table:style-name="Table25.A2" office:value-type="float" office:value="0">
            <text:p text:style-name="P14">Release date:</text:p>
          </table:table-cell>
          <table:table-cell table:style-name="Table25.B2" office:value-type="float" office:value="42216">
            <text:p text:style-name="P29">21. <text:span text:style-name="T3">november</text:span> 2015</text:p>
          </table:table-cell>
        </table:table-row>
        <table:table-row>
          <table:table-cell table:style-name="Table25.A2" office:value-type="float" office:value="0">
            <text:p text:style-name="P14">Notes:</text:p>
          </table:table-cell>
          <table:table-cell table:style-name="Table25.B2">
            <text:p text:style-name="P14"/>
          </table:table-cell>
        </table:table-row>
        <table:table-row>
          <table:table-cell table:style-name="Table25.B2" table:number-columns-spanned="2" office:value-type="float" office:value="0">
            <text:p text:style-name="P11">- settings window</text:p>
            <text:p text:style-name="P31">- updated simple-logger library to 1.6.2</text:p>
            <text:p text:style-name="P31">- logger for each <text:span text:style-name="T3">snmp</text:span> agent</text:p>
            <text:p text:style-name="P31">- enable/disable <text:span text:style-name="T3">snmp</text:span> tables</text:p>
            <text:p text:style-name="P31">- multiple <text:span text:style-name="T3">css</text:span> files (general, icons, fonts)</text:p>
            <text:p text:style-name="P31">- <text:span text:style-name="T3">css</text:span> themes (<text:span text:style-name="T3">antracit</text:span>)</text:p>
            <text:p text:style-name="P31">- <text:span text:style-name="T3">mib</text:span> browser (prototype) - just upload <text:span text:style-name="T3">mib</text:span> files</text:p>
            <text:p text:style-name="P31">- <text:span text:style-name="T3">refactoring</text:span></text:p>
            <text:p text:style-name="P31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float" office:value="0">
            <text:p text:style-name="P14">Version:</text:p>
          </table:table-cell>
          <table:table-cell table:style-name="Table26.B1" office:value-type="float" office:value="0">
            <text:p text:style-name="P28">0.4.1-beta.01</text:p>
          </table:table-cell>
        </table:table-row>
        <table:table-row>
          <table:table-cell table:style-name="Table26.A2" office:value-type="float" office:value="0">
            <text:p text:style-name="P14">Release date:</text:p>
          </table:table-cell>
          <table:table-cell table:style-name="Table26.B2" office:value-type="float" office:value="42216">
            <text:p text:style-name="P29">13. <text:span text:style-name="T3">november</text:span> 2015</text:p>
          </table:table-cell>
        </table:table-row>
        <table:table-row>
          <table:table-cell table:style-name="Table26.A2" office:value-type="float" office:value="0">
            <text:p text:style-name="P14">Notes:</text:p>
          </table:table-cell>
          <table:table-cell table:style-name="Table26.B2">
            <text:p text:style-name="P14"/>
          </table:table-cell>
        </table:table-row>
        <table:table-row>
          <table:table-cell table:style-name="Table26.B2" table:number-columns-spanned="2" office:value-type="float" office:value="0">
            <text:p text:style-name="P11">- delete rows and columns</text:p>
          </table:table-cell>
          <table:covered-table-cell/>
        </table:table-row>
      </table:table>
      <text:p text:style-name="P1"/>
      <text:p text:style-name="P1"/>
      <text:p text:style-name="P1"><text:soft-page-break/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float" office:value="0">
            <text:p text:style-name="P14">Version:</text:p>
          </table:table-cell>
          <table:table-cell table:style-name="Table27.B1" office:value-type="float" office:value="0">
            <text:p text:style-name="P28">0.4.1-alpha.04</text:p>
          </table:table-cell>
        </table:table-row>
        <table:table-row>
          <table:table-cell table:style-name="Table27.A2" office:value-type="float" office:value="0">
            <text:p text:style-name="P14">Release date:</text:p>
          </table:table-cell>
          <table:table-cell table:style-name="Table27.B2" office:value-type="float" office:value="42216">
            <text:p text:style-name="P29">10. <text:span text:style-name="T3">november</text:span> 2015</text:p>
          </table:table-cell>
        </table:table-row>
        <table:table-row>
          <table:table-cell table:style-name="Table27.A2" office:value-type="float" office:value="0">
            <text:p text:style-name="P14">Notes:</text:p>
          </table:table-cell>
          <table:table-cell table:style-name="Table27.B2">
            <text:p text:style-name="P14"/>
          </table:table-cell>
        </table:table-row>
        <table:table-row>
          <table:table-cell table:style-name="Table27.B2" table:number-columns-spanned="2" office:value-type="float" office:value="0">
            <text:p text:style-name="P11">- edit columns <text:span text:style-name="T3">metadata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float" office:value="0">
            <text:p text:style-name="P14">Version:</text:p>
          </table:table-cell>
          <table:table-cell table:style-name="Table28.B1" office:value-type="float" office:value="0">
            <text:p text:style-name="P28">0.4.1-alpha.03</text:p>
          </table:table-cell>
        </table:table-row>
        <table:table-row>
          <table:table-cell table:style-name="Table28.A2" office:value-type="float" office:value="0">
            <text:p text:style-name="P14">Release date:</text:p>
          </table:table-cell>
          <table:table-cell table:style-name="Table28.B2" office:value-type="float" office:value="42216">
            <text:p text:style-name="P29">7. <text:span text:style-name="T3">november</text:span> 2015</text:p>
          </table:table-cell>
        </table:table-row>
        <table:table-row>
          <table:table-cell table:style-name="Table28.A2" office:value-type="float" office:value="0">
            <text:p text:style-name="P14">Notes:</text:p>
          </table:table-cell>
          <table:table-cell table:style-name="Table28.B2">
            <text:p text:style-name="P14"/>
          </table:table-cell>
        </table:table-row>
        <table:table-row>
          <table:table-cell table:style-name="Table28.B2" table:number-columns-spanned="2" office:value-type="float" office:value="0">
            <text:p text:style-name="P11">- modify <text:span text:style-name="T3">snmp</text:span> table values</text:p>
            <text:p text:style-name="P31">- save snmp table</text:p>
          </table:table-cell>
          <table:covered-table-cell/>
        </table:table-row>
      </table:table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float" office:value="0">
            <text:p text:style-name="P20">Version:</text:p>
          </table:table-cell>
          <table:table-cell table:style-name="Table29.B1" office:value-type="float" office:value="0">
            <text:p text:style-name="P22">0.4.1-alpha.02</text:p>
          </table:table-cell>
        </table:table-row>
        <table:table-row>
          <table:table-cell table:style-name="Table29.A2" office:value-type="float" office:value="0">
            <text:p text:style-name="P20">Release date:</text:p>
          </table:table-cell>
          <table:table-cell table:style-name="Table29.B2" office:value-type="float" office:value="42216">
            <text:p text:style-name="P21">6. <text:span text:style-name="T1">november</text:span> 2015</text:p>
          </table:table-cell>
        </table:table-row>
        <table:table-row>
          <table:table-cell table:style-name="Table29.A2" office:value-type="float" office:value="0">
            <text:p text:style-name="P20">Notes:</text:p>
          </table:table-cell>
          <table:table-cell table:style-name="Table29.B2">
            <text:p text:style-name="P20"/>
          </table:table-cell>
        </table:table-row>
        <table:table-row>
          <table:table-cell table:style-name="Table29.B2" table:number-columns-spanned="2" office:value-type="float" office:value="0">
            <text:p text:style-name="P7">- <text:span text:style-name="T1">snmp</text:span> agent view</text:p>
            <text:p text:style-name="P35">- moved create new button to agent view</text:p>
          </table:table-cell>
          <table:covered-table-cell/>
        </table:table-row>
      </table:table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float" office:value="0">
            <text:p text:style-name="P20">Version:</text:p>
          </table:table-cell>
          <table:table-cell table:style-name="Table30.B1" office:value-type="float" office:value="0">
            <text:p text:style-name="P22">0.4.1-alpha.01</text:p>
          </table:table-cell>
        </table:table-row>
        <table:table-row>
          <table:table-cell table:style-name="Table30.A2" office:value-type="float" office:value="0">
            <text:p text:style-name="P20">Release date:</text:p>
          </table:table-cell>
          <table:table-cell table:style-name="Table30.B2" office:value-type="float" office:value="42216">
            <text:p text:style-name="P21">4. <text:span text:style-name="T1">november</text:span> 2015</text:p>
          </table:table-cell>
        </table:table-row>
        <table:table-row>
          <table:table-cell table:style-name="Table30.A2" office:value-type="float" office:value="0">
            <text:p text:style-name="P20">Notes:</text:p>
          </table:table-cell>
          <table:table-cell table:style-name="Table30.B2">
            <text:p text:style-name="P20"/>
          </table:table-cell>
        </table:table-row>
        <table:table-row>
          <table:table-cell table:style-name="Table30.B2" table:number-columns-spanned="2" office:value-type="float" office:value="0">
            <text:p text:style-name="P7">- button for adding new <text:span text:style-name="T1">snmp</text:span> tables</text:p>
            <text:p text:style-name="P35">- <text:span text:style-name="T1">snmp</text:span> tables view</text:p>
            <text:p text:style-name="P35">- <text:span text:style-name="T1">snmp</text:span> agent implementation</text:p>
            <text:p text:style-name="P35">- tables respond to get/walk requests</text:p>
          </table:table-cell>
          <table:covered-table-cell/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20">Version:</text:p>
          </table:table-cell>
          <table:table-cell table:style-name="Table10.B1" office:value-type="float" office:value="0">
            <text:p text:style-name="P22">0.4.0</text:p>
          </table:table-cell>
        </table:table-row>
        <table:table-row>
          <table:table-cell table:style-name="Table10.A2" office:value-type="float" office:value="0">
            <text:p text:style-name="P20">Release date:</text:p>
          </table:table-cell>
          <table:table-cell table:style-name="Table10.B2" office:value-type="float" office:value="42216">
            <text:p text:style-name="P21">30. <text:span text:style-name="T1">october</text:span> 2015</text:p>
          </table:table-cell>
        </table:table-row>
        <table:table-row>
          <table:table-cell table:style-name="Table10.A2" office:value-type="float" office:value="0">
            <text:p text:style-name="P20">Notes:</text:p>
          </table:table-cell>
          <table:table-cell table:style-name="Table10.B2">
            <text:p text:style-name="P20"/>
          </table:table-cell>
        </table:table-row>
        <table:table-row>
          <table:table-cell table:style-name="Table10.B2" table:number-columns-spanned="2" office:value-type="float" office:value="0">
            <text:p text:style-name="P7">- reload data button (settings)</text:p>
            <text:p text:style-name="P35">- <text:span text:style-name="T1">ftp</text:span> client in dialog window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float" office:value="0">
            <text:p text:style-name="P20">Version:</text:p>
          </table:table-cell>
          <table:table-cell table:style-name="Table13.B1" office:value-type="float" office:value="0">
            <text:p text:style-name="P22">0.4.0-beta.03</text:p>
          </table:table-cell>
        </table:table-row>
        <text:soft-page-break/>
        <table:table-row>
          <table:table-cell table:style-name="Table13.A2" office:value-type="float" office:value="0">
            <text:p text:style-name="P20">Release date:</text:p>
          </table:table-cell>
          <table:table-cell table:style-name="Table13.B2" office:value-type="float" office:value="42216">
            <text:p text:style-name="P21">28. <text:span text:style-name="T1">october</text:span> 2015</text:p>
          </table:table-cell>
        </table:table-row>
        <table:table-row>
          <table:table-cell table:style-name="Table13.A2" office:value-type="float" office:value="0">
            <text:p text:style-name="P20">Notes:</text:p>
          </table:table-cell>
          <table:table-cell table:style-name="Table13.B2">
            <text:p text:style-name="P20"/>
          </table:table-cell>
        </table:table-row>
        <table:table-row>
          <table:table-cell table:style-name="Table13.B2" table:number-columns-spanned="2" office:value-type="float" office:value="0">
            <text:p text:style-name="P27">- button for adding new trap scenarios</text:p>
          </table:table-cell>
          <table:covered-table-cell/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float" office:value="0">
            <text:p text:style-name="P20">Version:</text:p>
          </table:table-cell>
          <table:table-cell table:style-name="Table14.B1" office:value-type="float" office:value="0">
            <text:p text:style-name="P22">0.4.0-beta.02</text:p>
          </table:table-cell>
        </table:table-row>
        <table:table-row>
          <table:table-cell table:style-name="Table14.A2" office:value-type="float" office:value="0">
            <text:p text:style-name="P20">Release date:</text:p>
          </table:table-cell>
          <table:table-cell table:style-name="Table14.B2" office:value-type="float" office:value="42216">
            <text:p text:style-name="P21">27. <text:span text:style-name="T1">october</text:span> 2015</text:p>
          </table:table-cell>
        </table:table-row>
        <table:table-row>
          <table:table-cell table:style-name="Table14.A2" office:value-type="float" office:value="0">
            <text:p text:style-name="P20">Notes:</text:p>
          </table:table-cell>
          <table:table-cell table:style-name="Table14.B2">
            <text:p text:style-name="P20"/>
          </table:table-cell>
        </table:table-row>
        <table:table-row>
          <table:table-cell table:style-name="Table14.B2" table:number-columns-spanned="2" office:value-type="float" office:value="0">
            <text:p text:style-name="P7">- code cleaning</text:p>
            <text:p text:style-name="P35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float" office:value="0">
            <text:p text:style-name="P20">Version:</text:p>
          </table:table-cell>
          <table:table-cell table:style-name="Table15.B1" office:value-type="float" office:value="0">
            <text:p text:style-name="P22">0.4.0-beta.01</text:p>
          </table:table-cell>
        </table:table-row>
        <table:table-row>
          <table:table-cell table:style-name="Table15.A2" office:value-type="float" office:value="0">
            <text:p text:style-name="P20">Release date:</text:p>
          </table:table-cell>
          <table:table-cell table:style-name="Table15.B2" office:value-type="float" office:value="42216">
            <text:p text:style-name="P21">24. <text:span text:style-name="T1">october</text:span> 2015</text:p>
          </table:table-cell>
        </table:table-row>
        <table:table-row>
          <table:table-cell table:style-name="Table15.A2" office:value-type="float" office:value="0">
            <text:p text:style-name="P20">Notes:</text:p>
          </table:table-cell>
          <table:table-cell table:style-name="Table15.B2">
            <text:p text:style-name="P20"/>
          </table:table-cell>
        </table:table-row>
        <table:table-row>
          <table:table-cell table:style-name="Table15.B2" table:number-columns-spanned="2" office:value-type="float" office:value="0">
            <text:p text:style-name="P7">- fixed bug with saving traps</text:p>
            <text:p text:style-name="P35">- fixed SNMP senderThread</text:p>
            <text:p text:style-name="P35">- the same functionality as in 0.3.0 (except that xml files are no more compatible)</text:p>
          </table:table-cell>
          <table:covered-table-cell/>
        </table:table-row>
      </table:table>
      <text:p text:style-name="P1"/>
      <text:p text:style-name="P1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float" office:value="0">
            <text:p text:style-name="P20">Version:</text:p>
          </table:table-cell>
          <table:table-cell table:style-name="Table16.B1" office:value-type="float" office:value="0">
            <text:p text:style-name="P22">0.4.0-alpha.02</text:p>
          </table:table-cell>
        </table:table-row>
        <table:table-row>
          <table:table-cell table:style-name="Table16.A2" office:value-type="float" office:value="0">
            <text:p text:style-name="P20">Release date:</text:p>
          </table:table-cell>
          <table:table-cell table:style-name="Table16.B2" office:value-type="float" office:value="42216">
            <text:p text:style-name="P21">23. <text:span text:style-name="T1">october</text:span> 2015</text:p>
          </table:table-cell>
        </table:table-row>
        <table:table-row>
          <table:table-cell table:style-name="Table16.A2" office:value-type="float" office:value="0">
            <text:p text:style-name="P20">Notes:</text:p>
          </table:table-cell>
          <table:table-cell table:style-name="Table16.B2">
            <text:p text:style-name="P20"/>
          </table:table-cell>
        </table:table-row>
        <table:table-row>
          <table:table-cell table:style-name="Table16.B2" table:number-columns-spanned="2" office:value-type="float" office:value="0">
            <text:p text:style-name="P27">- show trap lists per agent</text:p>
          </table:table-cell>
          <table:covered-table-cell/>
        </table:table-row>
      </table:table>
      <text:p text:style-name="P9"/>
      <text:p text:style-name="P9"/>
      <text:p text:style-name="P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0">
            <text:p text:style-name="P20">Version:</text:p>
          </table:table-cell>
          <table:table-cell table:style-name="Table17.B1" office:value-type="float" office:value="0">
            <text:p text:style-name="P22">0.4.0-alpha.01</text:p>
          </table:table-cell>
        </table:table-row>
        <table:table-row>
          <table:table-cell table:style-name="Table17.A2" office:value-type="float" office:value="0">
            <text:p text:style-name="P20">Release date:</text:p>
          </table:table-cell>
          <table:table-cell table:style-name="Table17.B2" office:value-type="float" office:value="42216">
            <text:p text:style-name="P21">21. <text:span text:style-name="T1">october</text:span> 2015</text:p>
          </table:table-cell>
        </table:table-row>
        <table:table-row>
          <table:table-cell table:style-name="Table17.A2" office:value-type="float" office:value="0">
            <text:p text:style-name="P20">Notes:</text:p>
          </table:table-cell>
          <table:table-cell table:style-name="Table17.B2">
            <text:p text:style-name="P20"/>
          </table:table-cell>
        </table:table-row>
        <table:table-row>
          <table:table-cell table:style-name="Table17.B2" table:number-columns-spanned="2" office:value-type="float" office:value="0">
            <text:p text:style-name="P7">- redefined <text:span text:style-name="T1">snmp</text:span> directory structure (previous <text:span text:style-name="T1">xml</text:span> files are no more compatible)</text:p>
            <text:p text:style-name="P35">- fixed adding, deleting and modifying agent data</text:p>
          </table:table-cell>
          <table:covered-table-cell/>
        </table:table-row>
      </table:table>
      <text:p text:style-name="P9"/>
      <text:p text:style-name="P9"/>
      <text:p text:style-name="P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0">
            <text:p text:style-name="P20">Version:</text:p>
          </table:table-cell>
          <table:table-cell table:style-name="Table18.B1" office:value-type="float" office:value="0">
            <text:p text:style-name="P23">0.3.0</text:p>
          </table:table-cell>
        </table:table-row>
        <table:table-row>
          <table:table-cell table:style-name="Table18.A2" office:value-type="float" office:value="0">
            <text:p text:style-name="P20">Release date:</text:p>
          </table:table-cell>
          <table:table-cell table:style-name="Table18.B2" office:value-type="float" office:value="42216">
            <text:p text:style-name="P21">16. <text:span text:style-name="T1">october</text:span> 2015</text:p>
          </table:table-cell>
        </table:table-row>
        <table:table-row>
          <table:table-cell table:style-name="Table18.A2" office:value-type="float" office:value="0">
            <text:p text:style-name="P20">Notes:</text:p>
          </table:table-cell>
          <table:table-cell table:style-name="Table18.B2">
            <text:p text:style-name="P20"/>
          </table:table-cell>
        </table:table-row>
        <table:table-row>
          <table:table-cell table:style-name="Table18.B2" table:number-columns-spanned="2" office:value-type="float" office:value="0">
            <text:p text:style-name="P27">- bug fixes</text:p>
          </table:table-cell>
          <table:covered-table-cell/>
        </table:table-row>
      </table:table>
      <text:p text:style-name="P9"/>
      <text:p text:style-name="P1"/>
      <text:p text:style-name="P1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float" office:value="0">
            <text:p text:style-name="P20">Version:</text:p>
          </table:table-cell>
          <table:table-cell table:style-name="Table19.B1" office:value-type="float" office:value="0">
            <text:p text:style-name="P22">0.3.0-beta.01</text:p>
          </table:table-cell>
        </table:table-row>
        <table:table-row>
          <table:table-cell table:style-name="Table19.A2" office:value-type="float" office:value="0">
            <text:p text:style-name="P20">Release date:</text:p>
          </table:table-cell>
          <table:table-cell table:style-name="Table19.B2" office:value-type="float" office:value="42216">
            <text:p text:style-name="P21">14. <text:span text:style-name="T1">october</text:span> 2015</text:p>
          </table:table-cell>
        </table:table-row>
        <table:table-row>
          <table:table-cell table:style-name="Table19.A2" office:value-type="float" office:value="0">
            <text:p text:style-name="P20">Notes:</text:p>
          </table:table-cell>
          <table:table-cell table:style-name="Table19.B2">
            <text:p text:style-name="P20"/>
          </table:table-cell>
        </table:table-row>
        <table:table-row>
          <table:table-cell table:style-name="Table19.B2" table:number-columns-spanned="2" office:value-type="float" office:value="0">
            <text:p text:style-name="P7">- updater: fixed moving files and directories</text:p>
            <text:p text:style-name="P35">- updater: added copy functionality for files and directories</text:p>
          </table:table-cell>
          <table:covered-table-cell/>
        </table:table-row>
      </table:table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float" office:value="0">
            <text:p text:style-name="P24">Version:</text:p>
          </table:table-cell>
          <table:table-cell table:style-name="Table20.B1" office:value-type="float" office:value="0">
            <text:p text:style-name="P25">0.3.0-alpha.02</text:p>
          </table:table-cell>
        </table:table-row>
        <table:table-row>
          <table:table-cell table:style-name="Table20.A2" office:value-type="float" office:value="0">
            <text:p text:style-name="P20">Release date:</text:p>
          </table:table-cell>
          <table:table-cell table:style-name="Table20.B2" office:value-type="float" office:value="42216">
            <text:p text:style-name="P21">8. <text:span text:style-name="T1">october</text:span> 2015</text:p>
          </table:table-cell>
        </table:table-row>
        <table:table-row>
          <table:table-cell table:style-name="Table20.A2" office:value-type="float" office:value="0">
            <text:p text:style-name="P20">Notes:</text:p>
          </table:table-cell>
          <table:table-cell table:style-name="Table20.B2">
            <text:p text:style-name="P20"/>
          </table:table-cell>
        </table:table-row>
        <table:table-row>
          <table:table-cell table:style-name="Table20.B2" table:number-columns-spanned="2" office:value-type="float" office:value="0">
            <text:p text:style-name="P7">- agent simulator</text:p>
            <text:p text:style-name="P35">- multiple agents (still with the same trap list)</text:p>
          </table:table-cell>
          <table:covered-table-cell/>
        </table:table-row>
      </table:table>
      <text:p text:style-name="P1"/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float" office:value="0">
            <text:p text:style-name="P24">Version:</text:p>
          </table:table-cell>
          <table:table-cell table:style-name="Table21.B1" office:value-type="float" office:value="0">
            <text:p text:style-name="P25">0.3.0-alpha.01</text:p>
          </table:table-cell>
        </table:table-row>
        <table:table-row>
          <table:table-cell table:style-name="Table21.A2" office:value-type="float" office:value="0">
            <text:p text:style-name="P20">Release date:</text:p>
          </table:table-cell>
          <table:table-cell table:style-name="Table21.B2" office:value-type="float" office:value="42216">
            <text:p text:style-name="P21">02. <text:span text:style-name="T1">october</text:span> 2015</text:p>
          </table:table-cell>
        </table:table-row>
        <table:table-row>
          <table:table-cell table:style-name="Table21.A2" office:value-type="float" office:value="0">
            <text:p text:style-name="P20">Notes:</text:p>
          </table:table-cell>
          <table:table-cell table:style-name="Table21.B2">
            <text:p text:style-name="P20"/>
          </table:table-cell>
        </table:table-row>
        <table:table-row>
          <table:table-cell table:style-name="Table21.B2" table:number-columns-spanned="2" office:value-type="float" office:value="0">
            <text:p text:style-name="P7">- <text:span text:style-name="T1">snmp</text:span> manager with many trap receivers</text:p>
            <text:p text:style-name="P35">- trap monitor and trap viewer (in raw format)</text:p>
            <text:p text:style-name="P35">- added login <text:span text:style-name="T1">xhtml</text:span> page, but it is not implemented</text:p>
            <text:p text:style-name="P35">- introduction of users (currently only default user)</text:p>
            <text:p text:style-name="P35">- updater - update based on install-script.xml</text:p>
            <text:p text:style-name="P35">- moved configuration files to users directory</text:p>
            <text:p text:style-name="P35">- scripts moved to bin</text:p>
            <text:p text:style-name="P36"><text:span text:style-name="T15">- bug fixes in </text:span><text:span text:style-name="T5">snmp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float" office:value="0">
            <text:p text:style-name="P14">Version:</text:p>
          </table:table-cell>
          <table:table-cell table:style-name="Table22.B1" office:value-type="float" office:value="0">
            <text:p text:style-name="P15">0.2.2</text:p>
          </table:table-cell>
        </table:table-row>
        <table:table-row>
          <table:table-cell table:style-name="Table22.A2" office:value-type="float" office:value="0">
            <text:p text:style-name="P20">Release date:</text:p>
          </table:table-cell>
          <table:table-cell table:style-name="Table22.B2" office:value-type="float" office:value="42216">
            <text:p text:style-name="P21">21. <text:span text:style-name="T1">september</text:span> 2015</text:p>
          </table:table-cell>
        </table:table-row>
        <table:table-row>
          <table:table-cell table:style-name="Table22.A2" office:value-type="float" office:value="0">
            <text:p text:style-name="P20">Notes:</text:p>
          </table:table-cell>
          <table:table-cell table:style-name="Table22.B2">
            <text:p text:style-name="P20"/>
          </table:table-cell>
        </table:table-row>
        <table:table-row>
          <table:table-cell table:style-name="Table22.B2" table:number-columns-spanned="2" office:value-type="float" office:value="0">
            <text:p text:style-name="P27">- <text:span text:style-name="T1">snmp</text:span> monitor: select rows to show</text:p>
          </table:table-cell>
          <table:covered-table-cell/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float" office:value="0">
            <text:p text:style-name="P14">Version:</text:p>
          </table:table-cell>
          <table:table-cell table:style-name="Table12.B1" office:value-type="float" office:value="0">
            <text:p text:style-name="P15">0.2.1</text:p>
          </table:table-cell>
        </table:table-row>
        <table:table-row>
          <table:table-cell table:style-name="Table12.A2" office:value-type="float" office:value="0">
            <text:p text:style-name="P16">Release date:</text:p>
          </table:table-cell>
          <table:table-cell table:style-name="Table12.B2" office:value-type="float" office:value="42216">
            <text:p text:style-name="P18">07. <text:span text:style-name="T1">september</text:span> 2015</text:p>
          </table:table-cell>
        </table:table-row>
        <table:table-row>
          <table:table-cell table:style-name="Table12.A2" office:value-type="float" office:value="0">
            <text:p text:style-name="P16">Notes:</text:p>
          </table:table-cell>
          <table:table-cell table:style-name="Table12.B2">
            <text:p text:style-name="P16"/>
          </table:table-cell>
        </table:table-row>
        <table:table-row>
          <table:table-cell table:style-name="Table12.B2" table:number-columns-spanned="2" office:value-type="float" office:value="0">
            <text:p text:style-name="P7">- sender thread - send traps in specified interval</text:p>
            <text:p text:style-name="P35">- trap monitor</text:p>
            <text:p text:style-name="P36"><text:span text:style-name="T15">- changed format of snmpTraps.xml (</text:span><text:span text:style-name="T5">varbinds</text:span><text:span text:style-name="T15"> contain attributes rather than elements)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float" office:value="0">
            <text:p text:style-name="P14">Version:</text:p>
          </table:table-cell>
          <table:table-cell table:style-name="Table7.B1" office:value-type="float" office:value="0">
            <text:p text:style-name="P15">0.2.0</text:p>
          </table:table-cell>
        </table:table-row>
        <table:table-row>
          <table:table-cell table:style-name="Table7.A2" office:value-type="float" office:value="0">
            <text:p text:style-name="P16">Release date:</text:p>
          </table:table-cell>
          <table:table-cell table:style-name="Table7.B2" office:value-type="float" office:value="42216">
            <text:p text:style-name="P18">03. <text:span text:style-name="T1">september</text:span> 2015</text:p>
          </table:table-cell>
        </table:table-row>
        <table:table-row>
          <table:table-cell table:style-name="Table7.A2" office:value-type="float" office:value="0">
            <text:p text:style-name="P16">Notes:</text:p>
          </table:table-cell>
          <table:table-cell table:style-name="Table7.B2">
            <text:p text:style-name="P16"/>
          </table:table-cell>
        </table:table-row>
        <table:table-row>
          <table:table-cell table:style-name="Table7.B2" table:number-columns-spanned="2" office:value-type="float" office:value="0">
            <text:p text:style-name="P7">- added GNU GPL license</text:p>
            <text:p text:style-name="P35">- <text:span text:style-name="T1">javascript</text:span> rules for traps</text:p>
            <text:p text:style-name="P35">- trap monitor (colors based on severities)</text:p>
            <text:p text:style-name="P35">- periodic polling (trap monitor)</text:p>
            <text:p text:style-name="P35">- show network interfaces (in raw format)</text:p>
            <text:p text:style-name="P35">- check and save properties after loading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16">Version:</text:p>
          </table:table-cell>
          <table:table-cell table:style-name="Table9.B1" office:value-type="float" office:value="0">
            <text:p text:style-name="P17">0.1.0</text:p>
          </table:table-cell>
        </table:table-row>
        <table:table-row>
          <table:table-cell table:style-name="Table9.A2" office:value-type="float" office:value="0">
            <text:p text:style-name="P16">Release date:</text:p>
          </table:table-cell>
          <table:table-cell table:style-name="Table9.B2" office:value-type="float" office:value="42216">
            <text:p text:style-name="P16">31. july 2015</text:p>
          </table:table-cell>
        </table:table-row>
        <table:table-row>
          <table:table-cell table:style-name="Table9.A2" office:value-type="float" office:value="0">
            <text:p text:style-name="P16">Notes:</text:p>
          </table:table-cell>
          <table:table-cell table:style-name="Table9.B2">
            <text:p text:style-name="P16"/>
          </table:table-cell>
        </table:table-row>
        <table:table-row>
          <table:table-cell table:style-name="Table9.B2" table:number-columns-spanned="2" office:value-type="float" office:value="0">
            <text:p text:style-name="P7">- proof of concept</text:p>
            <text:p text:style-name="P7">- network (servers, ping)</text:p>
            <text:p text:style-name="P35">- <text:span text:style-name="T1">ssh client</text:span></text:p>
            <text:p text:style-name="P35">- <text:span text:style-name="T1">ftp client</text:span></text:p>
            <text:p text:style-name="P35">- <text:span text:style-name="T1">snmp</text:span> client</text:p>
            <text:p text:style-name="P35">- trap receiver</text:p>
            <text:p text:style-name="P35">- trap sender</text:p>
            <text:p text:style-name="P35">- <text:span text:style-name="T1">todos</text:span></text:p>
            <text:p text:style-name="P35">- not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8-10-24T23:35:15</dc:date>
    <dc:creator>Matjaz Cerkvenik</dc:creator>
    <meta:editing-duration>P1DT23H38M3S</meta:editing-duration>
    <meta:editing-cycles>126</meta:editing-cycles>
    <meta:generator>OpenOffice/4.1.3$Unix OpenOffice.org_project/413m1$Build-9783</meta:generator>
    <meta:document-statistic meta:table-count="48" meta:image-count="1" meta:object-count="0" meta:page-count="21" meta:paragraph-count="576" meta:word-count="2390" meta:character-count="15105"/>
  </office:meta>
</office:document-meta>
</file>